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end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2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30f</text:p>
          </table:table-cell>
          <table:table-cell office:value-type="string">
            <text:p>0.1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0.2</text:p>
          </table:table-cell>
          <table:table-cell office:value-type="string">
            <text:p>0.5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0.1</text:p>
          </table:table-cell>
          <table:table-cell office:value-type="string">
            <text:p>0.2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2/19/2016</text:date>, <text:time>19:5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2-19T19:56:09.36</dc:date>
    <meta:editing-duration>PT11M20S</meta:editing-duration>
    <meta:editing-cycles>25</meta:editing-cycles>
    <dc:creator>Wister </dc:creator>
    <meta:document-statistic meta:table-count="1" meta:cell-count="44" meta:object-count="0"/>
  </office:meta>
</office:document-meta>
</file>